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11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5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7">
            <text:p>7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2º bim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3ºbim" table:style-name="ta1" table:print="false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4º bim" table:style-name="ta1" table:print="false"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3T14:08:48</dc:date>
    <meta:editing-duration>PT16M24S</meta:editing-duration>
    <meta:editing-cycles>6</meta:editing-cycles>
    <meta:generator>LibreOffice/3.5$Linux_x86 LibreOffice_project/350m1$Build-2</meta:generator>
    <meta:document-statistic meta:table-count="4" meta:cell-count="2372" meta:object-count="0"/>
  </office:meta>
</office:document-meta>
</file>